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b8c" officeooo:paragraph-rsid="00164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para gut-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0:47.630000000</meta:creation-date>
    <dc:date>2019-08-28T13:31:26.621000000</dc:date>
    <meta:editing-duration>PT41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5.3.7.2$Windows_X86_64 LibreOffice_project/6b8ed514a9f8b44d37a1b96673cbbdd077e24059</meta:generator>
  </office:meta>
</office:document-meta>
</file>